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556407EFA707A3C61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914cm, 0.529cm, 5.108cm, 0.52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607cm" svg:y="-1.642cm" svg:width="20.214cm" svg:height="28.863cm" draw:z-index="0"><draw:image xlink:href="Pictures/100000000000030000000556407EFA707A3C6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12:29.772854378</meta:creation-date>
    <dc:date>2019-09-07T15:30:53.612627153</dc:date>
    <meta:editing-duration>PT18M26S</meta:editing-duration>
    <meta:editing-cycles>6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